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5d13" officeooo:paragraph-rsid="000c5d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s para Design Thinking:</text:p>
      <text:p text:style-name="P1"/>
      <text:p text:style-name="P1">¿Qué juegos te has descargado?</text:p>
      <text:p text:style-name="P1">¿Qué aplicaciones descargas?</text:p>
      <text:p text:style-name="P1">¿Qué te gustan de esas aplicaciones?</text:p>
      <text:p text:style-name="P1">¿Cuánto tiempo pasas en juegos?</text:p>
      <text:p text:style-name="P1">¿Has usado aplicaciones de utilidad, autoayuda, informativas?</text:p>
      <text:p text:style-name="P1">¿Te han gustado? ¿Las sigues usando? Si no, ¿por qué no?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7:55:13.962137170</meta:creation-date>
    <dc:date>2020-04-28T19:03:41.332203207</dc:date>
    <meta:editing-duration>PT58M17S</meta:editing-duration>
    <meta:editing-cycles>1</meta:editing-cycles>
    <meta:document-statistic meta:table-count="0" meta:image-count="0" meta:object-count="0" meta:page-count="1" meta:paragraph-count="7" meta:word-count="41" meta:character-count="273" meta:non-whitespace-character-count="239"/>
    <meta:generator>LibreOffice/6.4.3.2$Linux_X86_64 LibreOffice_project/40$Build-2</meta:generator>
  </office:meta>
</office:document-meta>
</file>